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8313e3" officeooo:paragraph-rsid="00088be6" style:font-weight-asian="normal" style:font-weight-complex="normal"/>
    </style:style>
    <style:style style:name="P2" style:family="paragraph" style:parent-style-name="Standard">
      <style:text-properties fo:font-weight="normal" officeooo:paragraph-rsid="00088be6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3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3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313e3" style:font-weight-asian="bold" style:font-weight-complex="bold"/>
    </style:style>
    <style:style style:name="T4" style:family="text">
      <style:text-properties fo:font-variant="normal" fo:text-transform="none" fo:color="#000000" loext:opacity="100%" style:font-name="Liberation Serif" fo:font-size="13.5pt" fo:letter-spacing="normal" fo:font-style="normal" officeooo:rsid="00887866" style:font-weight-asian="normal" style:font-weight-complex="normal"/>
    </style:style>
    <style:style style:name="T5" style:family="text">
      <style:text-properties officeooo:rsid="008430d6"/>
    </style:style>
    <style:style style:name="T6" style:family="text">
      <style:text-properties officeooo:rsid="008313e3" style:font-weight-asian="normal" style:font-weight-complex="normal"/>
    </style:style>
    <style:style style:name="T7" style:family="text">
      <style:text-properties officeooo:rsid="00088be6"/>
    </style:style>
    <style:style style:name="T8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9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Shape1" draw:style-name="gr3"><draw:frame draw:style-name="gr4" draw:text-style-name="P4" svg:width="0.428in" svg:height="0.1925in" svg:x="0in" svg:y="0.0008in"><draw:text-box><text:p text:style-name="P3"><text:span text:style-name="T9">Nama</text:span></text:p></draw:text-box></draw:frame><draw:frame draw:style-name="gr5" draw:text-style-name="P4" svg:width="1.0024in" svg:height="0.1925in" svg:x="0.9846in" svg:y="0.0008in"><draw:text-box><text:p text:style-name="P3"><text:span text:style-name="T9">: Eko Saputra</text:span></text:p></draw:text-box></draw:frame><draw:frame draw:style-name="gr6" draw:text-style-name="P4" svg:width="0.3449in" svg:height="0.1925in" svg:x="0in" svg:y="0.2217in"><draw:text-box><text:p text:style-name="P3"><text:span text:style-name="T9">NIM</text:span></text:p></draw:text-box></draw:frame><draw:frame draw:style-name="gr7" draw:text-style-name="P4" svg:width="0.8488in" svg:height="0.1925in" svg:x="0.9846in" svg:y="0.2217in"><draw:text-box><text:p text:style-name="P3"><text:span text:style-name="T9">: </text:span><text:span text:style-name="T9">2014200</text:span><text:span text:style-name="T9">01</text:span></text:p></draw:text-box></draw:frame><draw:frame draw:style-name="gr8" draw:text-style-name="P4" svg:width="0.6642in" svg:height="0.1925in" svg:x="0in" svg:y="0.4409in"><draw:text-box><text:p text:style-name="P3"><text:span text:style-name="T9">Fakultas </text:span></text:p></draw:text-box></draw:frame><draw:frame draw:style-name="gr9" draw:text-style-name="P4" svg:width="1.224in" svg:height="0.1925in" svg:x="0.9846in" svg:y="0.4409in"><draw:text-box><text:p text:style-name="P3"><text:span text:style-name="T9">: </text:span><text:span text:style-name="T9">Ilmu </text:span><text:span text:style-name="T9">Kom</text:span><text:span text:style-name="T9">pute</text:span><text:span text:style-name="T9">r</text:span></text:p></draw:text-box></draw:frame><draw:frame draw:style-name="gr10" draw:text-style-name="P4" svg:width="1.4689in" svg:height="0.3843in" svg:x="0in" svg:y="0.6618in"><draw:text-box><text:p text:style-name="P3"><text:span text:style-name="T9">Prodi</text:span></text:p><text:p text:style-name="P3"><text:span text:style-name="T9">Kelas</text:span><text:span text:style-name="T9"><text:tab/></text:span><text:span text:style-name="T9"><text:tab/></text:span><text:span text:style-name="T9"><text:tab/></text:span><text:span text:style-name="T9">: IF2A</text:span></text:p></draw:text-box></draw:frame><draw:frame draw:style-name="gr11" draw:text-style-name="P4" svg:width="1.5213in" svg:height="0.1925in" svg:x="0.9846in" svg:y="0.6618in"><draw:text-box><text:p text:style-name="P3"><text:span text:style-name="T9">: </text:span><text:span text:style-name="T9">Tekni</text:span><text:span text:style-name="T9">k </text:span><text:span text:style-name="T9">Infor</text:span><text:span text:style-name="T9">matik</text:span><text:span text:style-name="T9">a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1</text:span>. <text:span text:style-name="T5">Buktikan dalil himpunan berikut, jika A,B, dan C sebarang himpunan :</text:span></text:p>
      <text:p text:style-name="P1"><text:tab/></text:p>
      <text:p text:style-name="P2"><text:span text:style-name="T6"><text:tab/>a. (AꓴB)ꓵC = ( AꓵC)ꓴ(BꓵC) <text:s text:c="12"/></text:span><text:span text:style-name="T1">dalil distributif</text:span></text:p>
      <text:p text:style-name="P2"><text:span text:style-name="T1"><text:tab/></text:span><text:span text:style-name="T4">b. Dalil De Morgan pada Himpunan <text:s text:c="2"/></text:span><text:span text:style-name="T2">A <text:s/></text:span><text:span text:style-name="T3">ꓵ</text:span><text:span text:style-name="T2">B = A </text:span><text:span text:style-name="T3">ꓴ</text:span><text:span text:style-name="T2">B A </text:span><text:span text:style-name="T3">ꓴ</text:span><text:span text:style-name="T2"> B = A </text:span><text:span text:style-name="T3">ꓵ</text:span><text:span text:style-name="T2"> B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2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Saputra | MATDIS SM2 25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4-20T23:35:37.099815802</dc:date>
    <meta:editing-duration>PT4M21S</meta:editing-duration>
    <meta:editing-cycles>5</meta:editing-cycles>
    <meta:document-statistic meta:table-count="0" meta:image-count="0" meta:object-count="0" meta:page-count="1" meta:paragraph-count="4" meta:word-count="37" meta:character-count="190" meta:non-whitespace-character-count="138"/>
  </office:meta>
</office:document-meta>
</file>